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3290F1BEEF531EC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0faca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7">regalos esten listos para ser cargados en mi trineo. Por cierto, ya sabes que mi magia</text:span> </text:p>
      <text:p text:style-name="P1">20. 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3290F1BEEF531ECB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24:46.971755239</dc:date>
    <meta:editing-cycles>12</meta:editing-cycles>
    <meta:editing-duration>PT8H2M24S</meta:editing-duration>
    <meta:document-statistic meta:table-count="0" meta:image-count="1" meta:object-count="0" meta:page-count="2" meta:paragraph-count="21" meta:word-count="101" meta:character-count="492" meta:non-whitespace-character-count="391"/>
    <meta:template xlink:type="simple" xlink:actuate="onRequest" xlink:title="" xlink:href="Normal.dotm"/>
  </office:meta>
</office:document-meta>
</file>